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29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20.29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0.168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Table1" style:family="table">
      <style:table-properties style:width="20.29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0.29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1.3" style:family="table-row">
      <style:table-row-properties style:min-row-height="0.168cm" fo:keep-together="always"/>
    </style:style>
    <style:style style:name="Table1.A3" style:family="table-cell">
      <style:table-cell-properties style:vertical-align="top" fo:padding="0cm" fo:border="0.5pt solid #00008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cm" fo:border="0.5pt solid #000080" style:writing-mode="lr-tb"/>
    </style:style>
    <style:style style:name="Table2" style:family="table">
      <style:table-properties style:width="20.29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0.29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2.3" style:family="table-row">
      <style:table-row-properties style:min-row-height="0.168cm" fo:keep-together="always"/>
    </style:style>
    <style:style style:name="Table2.A3" style:family="table-cell">
      <style:table-cell-properties style:vertical-align="top" fo:padding="0cm" fo:border="0.5pt solid #00008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2.5" style:family="table-row">
      <style:table-row-properties fo:keep-together="always"/>
    </style:style>
    <style:style style:name="Table2.A5" style:family="table-cell">
      <style:table-cell-properties style:vertical-align="top" fo:padding="0cm" fo:border="0.5pt solid #000080" style:writing-mode="lr-tb"/>
    </style:style>
    <style:style style:name="Table3" style:family="table">
      <style:table-properties style:width="20.29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20.29cm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3.3" style:family="table-row">
      <style:table-row-properties style:min-row-height="0.168cm" fo:keep-together="always"/>
    </style:style>
    <style:style style:name="Table3.A3" style:family="table-cell">
      <style:table-cell-properties style:vertical-align="top" fo:padding="0cm" fo:border="0.5pt solid #000080" style:writing-mode="lr-tb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top" fo:padding="0cm" fo:border="0.5pt solid #000080" style:writing-mode="lr-tb"/>
    </style:style>
    <style:style style:name="Table4" style:family="table">
      <style:table-properties style:width="20.29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0.29cm"/>
    </style:style>
    <style:style style:name="Table4.1" style:family="table-row">
      <style:table-row-properties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4.3" style:family="table-row">
      <style:table-row-properties style:min-row-height="0.168cm" fo:keep-together="always"/>
    </style:style>
    <style:style style:name="Table4.A3" style:family="table-cell">
      <style:table-cell-properties style:vertical-align="top" fo:padding="0cm" fo:border="0.5pt solid #000080" style:writing-mode="lr-tb"/>
    </style:style>
    <style:style style:name="Table4.4" style:family="table-row">
      <style:table-row-properties fo:keep-together="always"/>
    </style:style>
    <style:style style:name="Table4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4.5" style:family="table-row">
      <style:table-row-properties fo:keep-together="always"/>
    </style:style>
    <style:style style:name="Table4.A5" style:family="table-cell">
      <style:table-cell-properties style:vertical-align="top" fo:padding="0cm" fo:border="0.5pt solid #000080" style:writing-mode="lr-tb"/>
    </style:style>
    <style:style style:name="Table5" style:family="table">
      <style:table-properties style:width="20.29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20.29cm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5.3" style:family="table-row">
      <style:table-row-properties style:min-row-height="0.168cm" fo:keep-together="always"/>
    </style:style>
    <style:style style:name="Table5.A3" style:family="table-cell">
      <style:table-cell-properties style:vertical-align="top" fo:padding="0cm" fo:border="0.5pt solid #000080" style:writing-mode="lr-tb"/>
    </style:style>
    <style:style style:name="Table5.4" style:family="table-row">
      <style:table-row-properties fo:keep-together="always"/>
    </style:style>
    <style:style style:name="Table5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5.5" style:family="table-row">
      <style:table-row-properties fo:keep-together="always"/>
    </style:style>
    <style:style style:name="Table5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" officeooo:paragraph-rsid="00528d9a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paragraph-rsid="00528d9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535438" style:font-size-asian="14pt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6e004" officeooo:paragraph-rsid="005d28e1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6e004" officeooo:paragraph-rsid="005e8a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88936" officeooo:paragraph-rsid="005e8a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b8dba" officeooo:paragraph-rsid="005e8a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b8dba" officeooo:paragraph-rsid="0064ee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64eef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officeooo:paragraph-rsid="0064eefd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alibri" officeooo:paragraph-rsid="0064eefd"/>
    </style:style>
    <style:style style:name="P12" style:family="paragraph" style:parent-style-name="Standard">
      <style:paragraph-properties fo:line-height="100%" fo:text-align="start" style:justify-single-word="false"/>
      <style:text-properties style:font-name="Calibri" officeooo:paragraph-rsid="005d28e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88936" officeooo:paragraph-rsid="0064ee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56e004" officeooo:paragraph-rsid="0064ee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language="fr" fo:country="FR" style:text-underline-style="none" fo:font-weight="normal" officeooo:rsid="005b8dba" officeooo:paragraph-rsid="0064eefd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6" style:family="paragraph" style:parent-style-name="Text_20_body" style:master-page-name="Standard">
      <style:paragraph-properties style:page-number="auto"/>
      <style:text-properties style:font-name="Calibri" officeooo:paragraph-rsid="00528d9a"/>
    </style:style>
    <style:style style:name="T1" style:family="text">
      <style:text-properties fo:color="#000000" loext:opacity="100%" fo:font-size="14pt" officeooo:rsid="002c0a20" style:font-size-asian="14pt" style:font-size-complex="14pt"/>
    </style:style>
    <style:style style:name="T2" style:family="text">
      <style:text-properties officeooo:rsid="001b9275"/>
    </style:style>
    <style:style style:name="T3" style:family="text">
      <style:text-properties officeooo:rsid="00592453"/>
    </style:style>
    <style:style style:name="T4" style:family="text">
      <style:text-properties officeooo:rsid="005f027e"/>
    </style:style>
    <style:style style:name="T5" style:family="text">
      <style:text-properties officeooo:rsid="005f7600"/>
    </style:style>
    <style:style style:name="T6" style:family="text">
      <style:text-properties officeooo:rsid="0063d1d0"/>
    </style:style>
    <style:style style:name="T7" style:family="text">
      <style:text-properties officeooo:rsid="0064d79a"/>
    </style:style>
    <style:style style:name="T8" style:family="text">
      <style:text-properties officeooo:rsid="002c0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6">Révisions </text:span><text:span text:style-name="T7">c</text:span><text:span text:style-name="T1">hapitre </text:span><text:span text:style-name="T4">2</text:span><text:span text:style-name="T1"> : </text:span><text:span text:style-name="T4">Recettes de cuisine</text:span></text:p>
          </table:table-cell>
        </table:table-row>
        <table:table-row table:style-name="Tableau1.2">
          <table:table-cell table:style-name="Tableau1.A2" office:value-type="string">
            <text:p text:style-name="P2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6">Connaître l'évolution de la température <text:span text:style-name="T5">d'un corps pur </text:span>lors d'un changement d'état.</text:p>
            <text:p text:style-name="P5"><text:span text:style-name="T3">Connaître le test caractéristique de l'eau</text:span>.</text:p>
          </table:table-cell>
        </table:table-row>
        <table:table-row table:style-name="Tableau1.4">
          <table:table-cell table:style-name="Tableau1.A4" office:value-type="string">
            <text:p text:style-name="P2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7">Tracer un graphique.</text:p>
          </table:table-cell>
        </table:table-row>
      </table:table>
      <text:p text:style-name="P11"/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6">Révisions </text:span><text:span text:style-name="T7">c</text:span><text:span text:style-name="T8">hapitre </text:span><text:span text:style-name="T4">2</text:span><text:span text:style-name="T8"> : </text:span><text:span text:style-name="T4">Recettes de cuisine</text:span></text:p>
          </table:table-cell>
        </table:table-row>
        <table:table-row table:style-name="Table1.2">
          <table:table-cell table:style-name="Table1.A2" office:value-type="string">
            <text:p text:style-name="P10">Ce que je dois « savoir » :</text:p>
          </table:table-cell>
        </table:table-row>
        <table:table-row table:style-name="Table1.3">
          <table:table-cell table:style-name="Table1.A3" office:value-type="string">
            <text:p text:style-name="P13">Connaître l'évolution de la température <text:span text:style-name="T5">d'un corps pur </text:span>lors d'un changement d'état.</text:p>
            <text:p text:style-name="P14"><text:span text:style-name="T3">Connaître le test caractéristique de l'eau</text:span>.</text:p>
          </table:table-cell>
        </table:table-row>
        <table:table-row table:style-name="Table1.4">
          <table:table-cell table:style-name="Table1.A4" office:value-type="string">
            <text:p text:style-name="P10">Ce que je dois « savoir-faire » :</text:p>
          </table:table-cell>
        </table:table-row>
        <table:table-row table:style-name="Table1.5">
          <table:table-cell table:style-name="Table1.A5" office:value-type="string">
            <text:p text:style-name="P8">Tracer un graphique.</text:p>
          </table:table-cell>
        </table:table-row>
      </table:table>
      <text:p text:style-name="P11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6">Révisions </text:span><text:span text:style-name="T7">c</text:span><text:span text:style-name="T8">hapitre </text:span><text:span text:style-name="T4">2</text:span><text:span text:style-name="T8"> : </text:span><text:span text:style-name="T4">Recettes de cuisine</text:span></text:p>
          </table:table-cell>
        </table:table-row>
        <table:table-row table:style-name="Table2.2">
          <table:table-cell table:style-name="Table2.A2" office:value-type="string">
            <text:p text:style-name="P10">Ce que je dois « savoir » :</text:p>
          </table:table-cell>
        </table:table-row>
        <table:table-row table:style-name="Table2.3">
          <table:table-cell table:style-name="Table2.A3" office:value-type="string">
            <text:p text:style-name="P13">Connaître l'évolution de la température <text:span text:style-name="T5">d'un corps pur </text:span>lors d'un changement d'état.</text:p>
            <text:p text:style-name="P14"><text:span text:style-name="T3">Connaître le test caractéristique de l'eau</text:span>.</text:p>
          </table:table-cell>
        </table:table-row>
        <table:table-row table:style-name="Table2.4">
          <table:table-cell table:style-name="Table2.A4" office:value-type="string">
            <text:p text:style-name="P10">Ce que je dois « savoir-faire » :</text:p>
          </table:table-cell>
        </table:table-row>
        <table:table-row table:style-name="Table2.5">
          <table:table-cell table:style-name="Table2.A5" office:value-type="string">
            <text:p text:style-name="P8">Tracer un graphique.</text:p>
          </table:table-cell>
        </table:table-row>
      </table:table>
      <text:p text:style-name="P11"/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6">Révisions </text:span><text:span text:style-name="T7">c</text:span><text:span text:style-name="T8">hapitre </text:span><text:span text:style-name="T4">2</text:span><text:span text:style-name="T8"> : </text:span><text:span text:style-name="T4">Recettes de cuisine</text:span></text:p>
          </table:table-cell>
        </table:table-row>
        <table:table-row table:style-name="Table3.2">
          <table:table-cell table:style-name="Table3.A2" office:value-type="string">
            <text:p text:style-name="P10">Ce que je dois « savoir » :</text:p>
          </table:table-cell>
        </table:table-row>
        <table:table-row table:style-name="Table3.3">
          <table:table-cell table:style-name="Table3.A3" office:value-type="string">
            <text:p text:style-name="P13">Connaître l'évolution de la température <text:span text:style-name="T5">d'un corps pur </text:span>lors d'un changement d'état.</text:p>
            <text:p text:style-name="P14"><text:span text:style-name="T3">Connaître le test caractéristique de l'eau</text:span>.</text:p>
          </table:table-cell>
        </table:table-row>
        <table:table-row table:style-name="Table3.4">
          <table:table-cell table:style-name="Table3.A4" office:value-type="string">
            <text:p text:style-name="P10">Ce que je dois « savoir-faire » :</text:p>
          </table:table-cell>
        </table:table-row>
        <table:table-row table:style-name="Table3.5">
          <table:table-cell table:style-name="Table3.A5" office:value-type="string">
            <text:p text:style-name="P8">Tracer un graphique.</text:p>
          </table:table-cell>
        </table:table-row>
      </table:table>
      <text:p text:style-name="P11"/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text:span text:style-name="T6">Révisions </text:span><text:span text:style-name="T7">c</text:span><text:span text:style-name="T8">hapitre </text:span><text:span text:style-name="T4">2</text:span><text:span text:style-name="T8"> : </text:span><text:span text:style-name="T4">Recettes de cuisine</text:span></text:p>
          </table:table-cell>
        </table:table-row>
        <table:table-row table:style-name="Table4.2">
          <table:table-cell table:style-name="Table4.A2" office:value-type="string">
            <text:p text:style-name="P10">Ce que je dois « savoir » :</text:p>
          </table:table-cell>
        </table:table-row>
        <table:table-row table:style-name="Table4.3">
          <table:table-cell table:style-name="Table4.A3" office:value-type="string">
            <text:p text:style-name="P13">Connaître l'évolution de la température <text:span text:style-name="T5">d'un corps pur </text:span>lors d'un changement d'état.</text:p>
            <text:p text:style-name="P14"><text:span text:style-name="T3">Connaître le test caractéristique de l'eau</text:span>.</text:p>
          </table:table-cell>
        </table:table-row>
        <table:table-row table:style-name="Table4.4">
          <table:table-cell table:style-name="Table4.A4" office:value-type="string">
            <text:p text:style-name="P10">Ce que je dois « savoir-faire » :</text:p>
          </table:table-cell>
        </table:table-row>
        <table:table-row table:style-name="Table4.5">
          <table:table-cell table:style-name="Table4.A5" office:value-type="string">
            <text:p text:style-name="P8">Tracer un graphique.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<text:span text:style-name="T6">Révisions </text:span><text:span text:style-name="T7">c</text:span><text:span text:style-name="T8">hapitre </text:span><text:span text:style-name="T4">2</text:span><text:span text:style-name="T8"> : </text:span><text:span text:style-name="T4">Recettes de cuisine</text:span></text:p>
          </table:table-cell>
        </table:table-row>
        <table:table-row table:style-name="Table5.2">
          <table:table-cell table:style-name="Table5.A2" office:value-type="string">
            <text:p text:style-name="P10">Ce que je dois « savoir » :</text:p>
          </table:table-cell>
        </table:table-row>
        <table:table-row table:style-name="Table5.3">
          <table:table-cell table:style-name="Table5.A3" office:value-type="string">
            <text:p text:style-name="P13">Connaître l'évolution de la température <text:span text:style-name="T5">d'un corps pur </text:span>lors d'un changement d'état.</text:p>
            <text:p text:style-name="P14"><text:span text:style-name="T3">Connaître le test caractéristique de l'eau</text:span>.</text:p>
          </table:table-cell>
        </table:table-row>
        <table:table-row table:style-name="Table5.4">
          <table:table-cell table:style-name="Table5.A4" office:value-type="string">
            <text:p text:style-name="P10">Ce que je dois « savoir-faire » :</text:p>
          </table:table-cell>
        </table:table-row>
        <table:table-row table:style-name="Table5.5">
          <table:table-cell table:style-name="Table5.A5" office:value-type="string">
            <text:p text:style-name="P8">Tracer un graphique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true" fo:line-height="100%"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4M9S</meta:editing-duration>
    <meta:editing-cycles>20</meta:editing-cycles>
    <meta:generator>LibreOffice/7.0.4.2$Linux_X86_64 LibreOffice_project/00$Build-2</meta:generator>
    <meta:creation-date>2020-12-31T15:41:10.524284281</meta:creation-date>
    <meta:initial-creator>J Cercy</meta:initial-creator>
    <dc:date>2021-05-18T23:38:31.401628449</dc:date>
    <dc:creator>J Cercy</dc:creator>
    <meta:document-statistic meta:table-count="6" meta:image-count="0" meta:object-count="0" meta:page-count="1" meta:paragraph-count="36" meta:word-count="264" meta:character-count="1488" meta:non-whitespace-character-count="1260"/>
    <meta:template xlink:type="simple" xlink:actuate="onRequest" xlink:title="attendus_type" xlink:href="../../../../../../../mes_ressources/document%20type/attendus_type.ott" meta:date="2020-12-31T15:41:09.499977915"/>
  </office:meta>
</office:document-meta>
</file>